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text-properties fo:font-weight="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margin-top="0cm" fo:margin-bottom="0.499cm" style:contextual-spacing="false" fo:text-indent="0cm" style:auto-text-indent="false"/>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1">
      <style:paragraph-properties fo:margin-left="0cm" fo:margin-right="0cm" fo:text-indent="0cm" style:auto-text-indent="false"/>
    </style:style>
    <style:style style:name="P6" style:family="paragraph" style:parent-style-name="Text_20_body">
      <style:paragraph-properties fo:margin-left="0cm" fo:margin-right="0cm" fo:margin-top="0cm" fo:margin-bottom="0cm" style:contextual-spacing="false" fo:text-indent="0cm" style:auto-text-indent="false"/>
    </style:style>
    <style:style style:name="P7" style:family="paragraph" style:parent-style-name="Text_20_body">
      <style:paragraph-properties fo:margin-left="0cm" fo:margin-right="0cm" fo:margin-top="0cm" fo:margin-bottom="0cm" style:contextual-spacing="false" fo:text-indent="0cm" style:auto-text-indent="false"/>
      <style:text-properties fo:font-weight="bold"/>
    </style:style>
    <style:style style:name="P8" style:family="paragraph" style:parent-style-name="Text_20_body" style:list-style-name="L2">
      <style:paragraph-properties fo:margin-left="0cm" fo:margin-right="0cm" fo:margin-top="0cm" fo:margin-bottom="0cm" style:contextual-spacing="false" fo:text-indent="0cm" style:auto-text-indent="false"/>
    </style:style>
    <style:style style:name="P9" style:family="paragraph" style:parent-style-name="Text_20_body" style:list-style-name="L2">
      <style:paragraph-properties fo:margin-left="0cm" fo:margin-right="0cm" fo:text-indent="0cm" style:auto-text-indent="false"/>
    </style:style>
    <style:style style:name="P10" style:family="paragraph" style:parent-style-name="Text_20_body" style:list-style-name="L3">
      <style:paragraph-properties fo:margin-left="0cm" fo:margin-right="0cm" fo:margin-top="0cm" fo:margin-bottom="0cm" style:contextual-spacing="false" fo:text-indent="0cm" style:auto-text-indent="false"/>
    </style:style>
    <style:style style:name="P11" style:family="paragraph" style:parent-style-name="Text_20_body" style:list-style-name="L3">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list-style-name="L4">
      <style:paragraph-properties fo:margin-left="0cm" fo:margin-right="0cm" fo:margin-top="0cm" fo:margin-bottom="0cm" style:contextual-spacing="false" fo:text-indent="0cm" style:auto-text-indent="false"/>
    </style:style>
    <style:style style:name="P14" style:family="paragraph" style:parent-style-name="Text_20_body" style:list-style-name="L4">
      <style:paragraph-properties fo:margin-left="0cm" fo:margin-right="0cm" fo:text-indent="0cm" style:auto-text-indent="false"/>
    </style:style>
    <style:style style:name="P15" style:family="paragraph" style:parent-style-name="Text_20_body" style:list-style-name="L5">
      <style:paragraph-properties fo:margin-left="0cm" fo:margin-right="0cm" fo:margin-top="0cm" fo:margin-bottom="0cm" style:contextual-spacing="false" fo:text-indent="0cm" style:auto-text-indent="false"/>
    </style:style>
    <style:style style:name="P16" style:family="paragraph" style:parent-style-name="Text_20_body" style:list-style-name="L5">
      <style:paragraph-properties fo:margin-left="0cm" fo:margin-right="0cm" fo:text-indent="0cm" style:auto-text-indent="false"/>
    </style:style>
    <style:style style:name="T1" style:family="text">
      <style:text-properties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ÓN DE EXPOSICIÓN: AUDITORÍA DE PRIVACIDAD - COMPUGLOBALHIPERMEGANET</text:p>
      <text:p text:style-name="P1">1. Introducción y Propuesta Tecnológica</text:p>
      <text:p text:style-name="P2">"Buenos días. Actuamos como el Equipo de Consultoría Legal Tecnológica para evaluar la propuesta de <text:span text:style-name="T1">Compuglobalhipermeganet</text:span>. La empresa plantea tres sensores: reconocimiento facial para accesos, escáner dactilar para fichaje y pulseras de ritmo cardíaco para medir productividad. Nuestro análisis determinará si este ecosistema tecnológico es legalmente viable bajo el marco de protección de datos actual."</text:p>
      <text:p text:style-name="P1">2. Marco Normativo y el "Triple Filtro" (Pregunta 1)</text:p>
      <text:p text:style-name="P2">"La normativa principal que regula este uso es el <text:span text:style-name="T1">Reglamento General de Protección de Datos (RGPD) 2016/679</text:span>, específicamente su <text:span text:style-name="T1">Artículo 9</text:span> sobre categorías especiales de datos, y en España, la <text:span text:style-name="T1">LOPDGDD 3/2018</text:span>.</text:p>
      <text:p text:style-name="P3">Para que cualquier sensor sea legal, debe superar lo que llamamos el <text:span text:style-name="T1">'Triple Filtro'</text:span>:</text:p>
      <text:list text:style-name="L1">
        <text:list-item>
          <text:p text:style-name="P4"><text:span text:style-name="T1">Necesidad:</text:span> ¿Es la medida absolutamente imprescindible?.</text:p>
        </text:list-item>
        <text:list-item>
          <text:p text:style-name="P4"><text:span text:style-name="T1">Idoneidad:</text:span> ¿Sirve realmente para el objetivo propuesto?.</text:p>
        </text:list-item>
        <text:list-item>
          <text:p text:style-name="P5"><text:span text:style-name="T1">Proporcionalidad:</text:span> ¿Es la medida menos invasiva disponible?.</text:p>
        </text:list-item>
      </text:list>
      <text:p text:style-name="P6"><text:span text:style-name="T1">Resumen de Jurisprudencia (Sentencia TSJ GAL 1037/2026):</text:span> Esta sentencia es clave porque refuerza que el control biométrico no puede ser la opción por defecto. Establece que si existe una alternativa menos lesiva para la privacidad (como una tarjeta), la empresa no puede imponer la biometría alegando simplemente 'comodidad'."</text:p>
      <text:p text:style-name="P7">3. Tipos de Datos y su Extrema Sensibilidad (Pregunta 2)</text:p>
      <text:p text:style-name="Text_20_body">"Dividimos los datos en dos grupos:</text:p>
      <text:list text:style-name="L2">
        <text:list-item>
          <text:p text:style-name="P8"><text:span text:style-name="T1">Fisiológicos:</text:span> Huella y rostro. Son invariables; si la base de datos es vulnerada, el empleado no puede 'cambiar' su huella, lo que genera un riesgo de suplantación irreversible.</text:p>
        </text:list-item>
        <text:list-item>
          <text:p text:style-name="P9"><text:span text:style-name="T1">Médicos/Salud:</text:span> Ritmo cardíaco y estrés. Estos revelan el estado emocional y físico íntimo en tiempo real.</text:p>
        </text:list-item>
      </text:list>
      <text:p text:style-name="P6"><text:span text:style-name="T1">Punto clave:</text:span> Según el Art. 9 del RGPD, <text:span text:style-name="T1">todos</text:span> estos datos en este contexto son de <text:span text:style-name="T1">Categoría Especial</text:span>. Su tratamiento está prohibido por defecto salvo excepciones muy justificadas."</text:p>
      <text:p text:style-name="P7">4. Permisibilidad y el Criterio de la AEPD (Pregunta 3)</text:p>
      <text:p text:style-name="Text_20_body">"¿Cuándo podemos usarlos?</text:p>
      <text:list text:style-name="L3">
        <text:list-item>
          <text:p text:style-name="P10"><text:span text:style-name="T1">Permisible:</text:span> Solo el reconocimiento facial en áreas de <text:span text:style-name="T1">alta criticidad</text:span> (como servidores confidenciales) y tras demostrar que no hay otra alternativa.</text:p>
        </text:list-item>
        <text:list-item>
          <text:p text:style-name="P11"><text:span text:style-name="T1">No Permisible:</text:span> El uso de huellas para fichaje rutinario o pulseras para medir productividad. La AEPD considera esto totalmente desproporcionado.</text:p>
        </text:list-item>
      </text:list>
      <text:p text:style-name="P6"><text:span text:style-name="T1">Resumen de Jurisprudencia (Sentencia EDJ 2025/723652):</text:span> Esta sentencia aborda el desequilibrio de poder. Dictamina que en el entorno laboral el <text:span text:style-name="T1">consentimiento suele ser inválido</text:span> porque el empleado no es libre de negarse sin temor a represalias. Además, subraya que la 'eficiencia organizativa' no justifica la invasión masiva de la privacidad."</text:p>
      <text:p text:style-name="P7">5. Evaluación de Impacto y Riesgos (Pregunta 4)</text:p>
      <text:p text:style-name="P12">"Antes de cualquier implementación, es obligatoria una <text:span text:style-name="T1">EIPD (Evaluación de Impacto en la Protección de Datos)</text:span>. Esta evaluación debe ser previa, documentada y exhaustiva, abordando tres preocupaciones críticas:</text:p>
      <text:list text:style-name="L4">
        <text:list-item>
          <text:p text:style-name="P13"><text:span text:style-name="T1">Seguridad y Fugas:</text:span> Evitar que se filtren plantillas biométricas.</text:p>
        </text:list-item>
        <text:list-item>
          <text:p text:style-name="P13"><text:soft-page-break/><text:span text:style-name="T1">Principio de Minimización:</text:span> No se debe guardar la imagen real del rostro o huella, sino un algoritmo o 'hash' numérico.</text:p>
        </text:list-item>
        <text:list-item>
          <text:p text:style-name="P14"><text:span text:style-name="T1">Riesgos Psicosociales:</text:span> Prevenir el estrés clínico derivado de una vigilancia corporativa extrema, que es lo que ocurriría con las pulseras de ritmo cardíaco."</text:p>
        </text:list-item>
      </text:list>
      <text:p text:style-name="P7">6. Veredicto Final para la Empresa</text:p>
      <text:p text:style-name="P12">"Tras nuestro análisis, el veredicto para Compuglobalhipermeganet es de <text:span text:style-name="T1">Revisión Profunda Requerida</text:span>:</text:p>
      <text:list text:style-name="L5">
        <text:list-item>
          <text:p text:style-name="P15"><text:span text:style-name="T1">Huellas para fichaje:</text:span> DESCARTADO por desproporcional según la AEPD.</text:p>
        </text:list-item>
        <text:list-item>
          <text:p text:style-name="P15"><text:span text:style-name="T1">Pulseras de estrés:</text:span> DESCARTADO. Es una infracción grave del Art. 9 al tratar datos médicos sin justificación laboral válida.</text:p>
        </text:list-item>
        <text:list-item>
          <text:p text:style-name="P16"><text:span text:style-name="T1">Facial para servidores:</text:span> POSIBLE, pero solo con EIPD previa y si se demuestra que es la única vía para garantizar la seguridad de esos activos crítico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7T10:23:57.133762502</meta:creation-date>
    <dc:date>2026-04-17T10:24:32.938511854</dc:date>
    <meta:editing-duration>PT36S</meta:editing-duration>
    <meta:editing-cycles>1</meta:editing-cycles>
    <meta:document-statistic meta:table-count="0" meta:image-count="0" meta:object-count="0" meta:page-count="2" meta:paragraph-count="30" meta:word-count="556" meta:character-count="3715" meta:non-whitespace-character-count="3202"/>
    <meta:generator>LibreOffice/25.8.6.2$Linux_X86_64 LibreOffice_project/580$Build-2</meta:generator>
  </office:meta>
</office:document-meta>
</file>